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00fa" officeooo:paragraph-rsid="000f00fa"/>
    </style:style>
    <style:style style:name="P2" style:family="paragraph" style:parent-style-name="Standard">
      <style:text-properties officeooo:rsid="0010a529" officeooo:paragraph-rsid="0010a529"/>
    </style:style>
    <style:style style:name="P3" style:family="paragraph" style:parent-style-name="Standard">
      <style:text-properties officeooo:rsid="0012ac26" officeooo:paragraph-rsid="0012ac26"/>
    </style:style>
    <style:style style:name="P4" style:family="paragraph" style:parent-style-name="Standard">
      <style:text-properties officeooo:rsid="0013a619" officeooo:paragraph-rsid="0013a619"/>
    </style:style>
    <style:style style:name="P5" style:family="paragraph" style:parent-style-name="Standard">
      <style:text-properties officeooo:rsid="0014df1b" officeooo:paragraph-rsid="0014df1b"/>
    </style:style>
    <style:style style:name="P6" style:family="paragraph" style:parent-style-name="Standard">
      <style:text-properties officeooo:rsid="001766b4" officeooo:paragraph-rsid="001766b4"/>
    </style:style>
    <style:style style:name="P7" style:family="paragraph" style:parent-style-name="Standard">
      <style:text-properties officeooo:rsid="000fd8c7" officeooo:paragraph-rsid="00222303"/>
    </style:style>
    <style:style style:name="P8" style:family="paragraph" style:parent-style-name="Standard">
      <style:text-properties officeooo:rsid="00222303" officeooo:paragraph-rsid="00222303"/>
    </style:style>
    <style:style style:name="P9" style:family="paragraph" style:parent-style-name="Standard">
      <style:text-properties officeooo:rsid="00234c49" officeooo:paragraph-rsid="00234c49"/>
    </style:style>
    <style:style style:name="P10" style:family="paragraph" style:parent-style-name="Standard">
      <style:text-properties officeooo:rsid="00188270" officeooo:paragraph-rsid="00188270"/>
    </style:style>
    <style:style style:name="P11" style:family="paragraph" style:parent-style-name="Standard">
      <style:text-properties officeooo:rsid="00255871" officeooo:paragraph-rsid="00255871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weight="normal" officeooo:rsid="002cf5d5" officeooo:paragraph-rsid="002ffea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2pt" fo:font-weight="normal" officeooo:rsid="0031da28" officeooo:paragraph-rsid="002ffea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font-weight="normal" officeooo:rsid="00360fe5" officeooo:paragraph-rsid="002ffea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normal" officeooo:rsid="001c8906" officeooo:paragraph-rsid="002ffea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normal" officeooo:rsid="003c2ed5" officeooo:paragraph-rsid="002ffea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normal" officeooo:rsid="004138c7" officeooo:paragraph-rsid="002ffea0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normal" officeooo:rsid="004be639" officeooo:paragraph-rsid="002ffea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normal" officeooo:rsid="004db07b" officeooo:paragraph-rsid="002ffea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normal" officeooo:rsid="00463aff" officeooo:paragraph-rsid="002ffea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503beb" officeooo:paragraph-rsid="002ffea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5134d2" officeooo:paragraph-rsid="002ffea0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527d7b" officeooo:paragraph-rsid="002ffea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53dc8f" officeooo:paragraph-rsid="002ffea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bold" officeooo:rsid="002cf5d5" officeooo:paragraph-rsid="002ffea0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bold" officeooo:rsid="0030b087" officeooo:paragraph-rsid="002ffea0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bold" officeooo:rsid="0031da28" officeooo:paragraph-rsid="002ffea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bold" officeooo:rsid="00360fe5" officeooo:paragraph-rsid="002ffea0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bold" officeooo:rsid="004138c7" officeooo:paragraph-rsid="002ffea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bold" officeooo:rsid="0042cbac" officeooo:paragraph-rsid="002ffea0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bold" officeooo:rsid="004db07b" officeooo:paragraph-rsid="002ffea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bold" officeooo:rsid="003f4d6d" officeooo:paragraph-rsid="002ffea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bold" officeooo:rsid="00503beb" officeooo:paragraph-rsid="002ffea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bold" officeooo:rsid="0051bfd3" officeooo:paragraph-rsid="002ffea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bold" officeooo:rsid="00527d7b" officeooo:paragraph-rsid="002ffea0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bold" officeooo:rsid="005a0d77" officeooo:paragraph-rsid="002ffea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2cf5d5" officeooo:paragraph-rsid="002ffea0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0b087" officeooo:paragraph-rsid="002ffea0" style:font-size-asian="12pt" style:font-style-asian="italic" style:font-weight-asian="bold" style:font-size-complex="12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1da28" officeooo:paragraph-rsid="002ffea0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360fe5" officeooo:paragraph-rsid="002ffea0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1pt" fo:font-weight="normal" officeooo:rsid="002cf5d5" officeooo:paragraph-rsid="002ffea0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4pt" fo:font-weight="bold" officeooo:rsid="003c2ed5" officeooo:paragraph-rsid="002ffea0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4pt" fo:font-weight="bold" officeooo:rsid="0051bfd3" officeooo:paragraph-rsid="002ffea0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6666ff" fo:font-size="14pt" fo:font-weight="bold" officeooo:rsid="001070d6" officeooo:paragraph-rsid="002ffea0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6666ff" fo:font-size="14pt" fo:font-weight="bold" officeooo:rsid="001957b5" officeooo:paragraph-rsid="002ffea0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6666ff" fo:font-size="14pt" fo:font-weight="bold" officeooo:rsid="002cf5d5" officeooo:paragraph-rsid="002ffea0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6666ff" fo:font-size="14pt" fo:font-weight="bold" officeooo:rsid="0030b087" officeooo:paragraph-rsid="002ffea0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rsid="001957b5" officeooo:paragraph-rsid="002ffea0"/>
    </style:style>
    <style:style style:name="P49" style:family="paragraph" style:parent-style-name="Standard">
      <style:paragraph-properties fo:text-align="start" style:justify-single-word="false"/>
      <style:text-properties fo:font-weight="bold" officeooo:rsid="001070d6" officeooo:paragraph-rsid="002ffea0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10d67e" officeooo:paragraph-rsid="002ffea0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179568" officeooo:paragraph-rsid="002ffea0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215f07" officeooo:paragraph-rsid="002ffea0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weight="bold" officeooo:rsid="00263900" officeooo:paragraph-rsid="002ffea0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2a676a" officeooo:paragraph-rsid="002ffea0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italic" fo:font-weight="bold" officeooo:rsid="001070d6" officeooo:paragraph-rsid="002ffea0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tyle="italic" fo:font-weight="bold" officeooo:rsid="0010d67e" officeooo:paragraph-rsid="002ffea0" style:font-style-asian="italic" style:font-weight-asian="bold" style:font-style-complex="italic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tyle="italic" fo:font-weight="bold" officeooo:rsid="0013ddb0" officeooo:paragraph-rsid="002ffea0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tyle="italic" fo:font-weight="bold" officeooo:rsid="00179568" officeooo:paragraph-rsid="002ffea0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tyle="italic" fo:font-weight="bold" officeooo:rsid="001c8906" officeooo:paragraph-rsid="002ffea0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tyle="italic" fo:font-weight="bold" officeooo:rsid="00215f07" officeooo:paragraph-rsid="002ffea0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tyle="italic" fo:font-weight="bold" officeooo:rsid="0022f809" officeooo:paragraph-rsid="002ffea0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tyle="italic" fo:font-weight="bold" officeooo:rsid="00263900" officeooo:paragraph-rsid="002ffea0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tyle="italic" fo:font-weight="bold" officeooo:rsid="00285251" officeooo:paragraph-rsid="002ffea0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tyle="italic" fo:font-weight="bold" officeooo:rsid="002a676a" officeooo:paragraph-rsid="002ffea0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officeooo:rsid="001070d6" officeooo:paragraph-rsid="002ffea0"/>
    </style:style>
    <style:style style:name="P66" style:family="paragraph" style:parent-style-name="Standard">
      <style:paragraph-properties fo:text-align="start" style:justify-single-word="false"/>
      <style:text-properties officeooo:rsid="0010d67e" officeooo:paragraph-rsid="002ffea0"/>
    </style:style>
    <style:style style:name="P67" style:family="paragraph" style:parent-style-name="Standard">
      <style:paragraph-properties fo:text-align="start" style:justify-single-word="false"/>
      <style:text-properties officeooo:rsid="001160e7" officeooo:paragraph-rsid="002ffea0"/>
    </style:style>
    <style:style style:name="P68" style:family="paragraph" style:parent-style-name="Standard">
      <style:paragraph-properties fo:text-align="start" style:justify-single-word="false"/>
      <style:text-properties officeooo:rsid="0022f809" officeooo:paragraph-rsid="002ffea0"/>
    </style:style>
    <style:style style:name="P69" style:family="paragraph" style:parent-style-name="Standard">
      <style:paragraph-properties fo:text-align="start" style:justify-single-word="false"/>
      <style:text-properties officeooo:rsid="0013e6cc" officeooo:paragraph-rsid="002ffea0"/>
    </style:style>
    <style:style style:name="P70" style:family="paragraph" style:parent-style-name="Standard">
      <style:paragraph-properties fo:text-align="start" style:justify-single-word="false"/>
      <style:text-properties officeooo:rsid="00179568" officeooo:paragraph-rsid="002ffea0"/>
    </style:style>
    <style:style style:name="P71" style:family="paragraph" style:parent-style-name="Standard">
      <style:paragraph-properties fo:text-align="start" style:justify-single-word="false"/>
      <style:text-properties officeooo:rsid="001a4d96" officeooo:paragraph-rsid="002ffea0"/>
    </style:style>
    <style:style style:name="P72" style:family="paragraph" style:parent-style-name="Standard">
      <style:paragraph-properties fo:text-align="start" style:justify-single-word="false"/>
      <style:text-properties officeooo:rsid="001c8906" officeooo:paragraph-rsid="002ffea0"/>
    </style:style>
    <style:style style:name="P73" style:family="paragraph" style:parent-style-name="Standard">
      <style:paragraph-properties fo:text-align="start" style:justify-single-word="false"/>
      <style:text-properties officeooo:rsid="001d034a" officeooo:paragraph-rsid="002ffea0"/>
    </style:style>
    <style:style style:name="P74" style:family="paragraph" style:parent-style-name="Standard">
      <style:paragraph-properties fo:text-align="start" style:justify-single-word="false"/>
      <style:text-properties officeooo:rsid="00263900" officeooo:paragraph-rsid="002ffea0"/>
    </style:style>
    <style:style style:name="P75" style:family="paragraph" style:parent-style-name="Standard">
      <style:paragraph-properties fo:text-align="start" style:justify-single-word="false"/>
      <style:text-properties officeooo:rsid="0026dff5" officeooo:paragraph-rsid="002ffea0"/>
    </style:style>
    <style:style style:name="P76" style:family="paragraph" style:parent-style-name="Standard">
      <style:paragraph-properties fo:text-align="start" style:justify-single-word="false"/>
      <style:text-properties officeooo:rsid="00285251" officeooo:paragraph-rsid="002ffea0"/>
    </style:style>
    <style:style style:name="P77" style:family="paragraph" style:parent-style-name="Standard">
      <style:paragraph-properties fo:text-align="start" style:justify-single-word="false"/>
      <style:text-properties officeooo:rsid="002a676a" officeooo:paragraph-rsid="002ffea0"/>
    </style:style>
    <style:style style:name="P78" style:family="paragraph" style:parent-style-name="Table_20_Contents">
      <style:text-properties officeooo:rsid="00234c49" officeooo:paragraph-rsid="00234c49"/>
    </style:style>
    <style:style style:name="P79" style:family="paragraph" style:parent-style-name="Table_20_Contents">
      <style:text-properties officeooo:rsid="00255871" officeooo:paragraph-rsid="00255871"/>
    </style:style>
    <style:style style:name="P80" style:family="paragraph" style:parent-style-name="Table_20_Contents">
      <style:text-properties officeooo:rsid="00276131" officeooo:paragraph-rsid="00276131"/>
    </style:style>
    <style:style style:name="P81" style:family="paragraph" style:parent-style-name="Table_20_Contents">
      <style:text-properties officeooo:rsid="0029caa3" officeooo:paragraph-rsid="0029caa3"/>
    </style:style>
    <style:style style:name="P82" style:family="paragraph" style:parent-style-name="Standard" style:list-style-name="L1">
      <style:paragraph-properties fo:text-align="start" style:justify-single-word="false"/>
      <style:text-properties officeooo:rsid="001070d6" officeooo:paragraph-rsid="002ffea0"/>
    </style:style>
    <style:style style:name="P83" style:family="paragraph" style:parent-style-name="Standard" style:list-style-name="L1">
      <style:paragraph-properties fo:text-align="start" style:justify-single-word="false"/>
      <style:text-properties officeooo:rsid="0010d67e" officeooo:paragraph-rsid="002ffea0"/>
    </style:style>
    <style:style style:name="P84" style:family="paragraph" style:parent-style-name="Standard" style:list-style-name="L2">
      <style:paragraph-properties fo:text-align="start" style:justify-single-word="false"/>
      <style:text-properties officeooo:rsid="0010d67e" officeooo:paragraph-rsid="002ffea0"/>
    </style:style>
    <style:style style:name="P85" style:family="paragraph" style:parent-style-name="Standard" style:list-style-name="L2">
      <style:paragraph-properties fo:text-align="start" style:justify-single-word="false"/>
      <style:text-properties officeooo:rsid="0022f809" officeooo:paragraph-rsid="002ffea0"/>
    </style:style>
    <style:style style:name="P86" style:family="paragraph" style:parent-style-name="Standard" style:list-style-name="L4">
      <style:paragraph-properties fo:text-align="start" style:justify-single-word="false"/>
      <style:text-properties officeooo:rsid="0022f809" officeooo:paragraph-rsid="002ffea0"/>
    </style:style>
    <style:style style:name="P87" style:family="paragraph" style:parent-style-name="Standard" style:list-style-name="L3">
      <style:paragraph-properties fo:text-align="start" style:justify-single-word="false"/>
      <style:text-properties officeooo:rsid="001c8906" officeooo:paragraph-rsid="002ffea0"/>
    </style:style>
    <style:style style:name="P88" style:family="paragraph" style:parent-style-name="Standard" style:list-style-name="L4">
      <style:paragraph-properties fo:text-align="start" style:justify-single-word="false"/>
      <style:text-properties officeooo:rsid="001c8906" officeooo:paragraph-rsid="002ffea0"/>
    </style:style>
    <style:style style:name="P89" style:family="paragraph" style:parent-style-name="Standard" style:list-style-name="L3">
      <style:paragraph-properties fo:text-align="start" style:justify-single-word="false"/>
      <style:text-properties officeooo:rsid="001d034a" officeooo:paragraph-rsid="002ffea0"/>
    </style:style>
    <style:style style:name="P90" style:family="paragraph" style:parent-style-name="Standard" style:list-style-name="L5">
      <style:paragraph-properties fo:text-align="start" style:justify-single-word="false"/>
      <style:text-properties officeooo:rsid="0029226e" officeooo:paragraph-rsid="002ffea0"/>
    </style:style>
    <style:style style:name="P91" style:family="paragraph" style:parent-style-name="Standard" style:list-style-name="L6">
      <style:paragraph-properties fo:text-align="start" style:justify-single-word="false"/>
      <style:text-properties officeooo:paragraph-rsid="002ffea0"/>
    </style:style>
    <style:style style:name="P92" style:family="paragraph" style:parent-style-name="Standard" style:list-style-name="L8">
      <style:paragraph-properties fo:text-align="start" style:justify-single-word="false"/>
      <style:text-properties officeooo:paragraph-rsid="002ffea0"/>
    </style:style>
    <style:style style:name="P93" style:family="paragraph" style:parent-style-name="Standard" style:list-style-name="L6">
      <style:paragraph-properties fo:text-align="start" style:justify-single-word="false"/>
      <style:text-properties fo:color="#000000" fo:font-size="12pt" fo:font-weight="bold" officeooo:rsid="0031da28" officeooo:paragraph-rsid="002ffea0" style:font-size-asian="12pt" style:font-weight-asian="bold" style:font-size-complex="12pt" style:font-weight-complex="bold"/>
    </style:style>
    <style:style style:name="P94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847ed" officeooo:paragraph-rsid="002ffea0" style:font-size-asian="12pt" style:font-weight-asian="normal" style:font-size-complex="12pt" style:font-weight-complex="normal"/>
    </style:style>
    <style:style style:name="P95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8937d" officeooo:paragraph-rsid="002ffea0" style:font-size-asian="12pt" style:font-weight-asian="normal" style:font-size-complex="12pt" style:font-weight-complex="normal"/>
    </style:style>
    <style:style style:name="P96" style:family="paragraph" style:parent-style-name="Standard" style:list-style-name="L7">
      <style:paragraph-properties fo:text-align="start" style:justify-single-word="false"/>
      <style:text-properties fo:color="#000000" fo:font-size="12pt" fo:font-weight="normal" officeooo:rsid="004be639" officeooo:paragraph-rsid="002ffea0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ize="12pt" fo:font-weight="normal" officeooo:rsid="003f4d6d" officeooo:paragraph-rsid="002ffea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ize="12pt" fo:font-weight="normal" officeooo:rsid="0033a90f" officeooo:paragraph-rsid="0033a90f" style:font-size-asian="12pt" style:font-weight-asian="normal" style:font-size-complex="12pt" style:font-weight-complex="normal"/>
    </style:style>
    <style:style style:name="P99" style:family="paragraph" style:parent-style-name="Standard" style:list-style-name="L8">
      <style:paragraph-properties fo:text-align="start" style:justify-single-word="false"/>
      <style:text-properties officeooo:rsid="005c6bfd" officeooo:paragraph-rsid="002ffea0"/>
    </style:style>
    <style:style style:name="P100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01" style:family="paragraph" style:parent-style-name="Standard">
      <style:paragraph-properties fo:text-align="start" style:justify-single-word="false"/>
      <style:text-properties officeooo:rsid="002a676a" officeooo:paragraph-rsid="002ffea0"/>
    </style:style>
    <style:style style:name="P102" style:family="paragraph" style:parent-style-name="Standard">
      <style:paragraph-properties fo:text-align="start" style:justify-single-word="false"/>
      <style:text-properties officeooo:rsid="0033a90f" officeooo:paragraph-rsid="0033a90f"/>
    </style:style>
    <style:style style:name="P103" style:family="paragraph" style:parent-style-name="Standard">
      <style:paragraph-properties fo:text-align="start" style:justify-single-word="false"/>
      <style:text-properties fo:font-weight="bold" officeooo:rsid="0033a90f" officeooo:paragraph-rsid="0033a90f" style:font-weight-asian="bold" style:font-weight-complex="bold"/>
    </style:style>
    <style:style style:name="T1" style:family="text">
      <style:text-properties officeooo:rsid="000f00fa"/>
    </style:style>
    <style:style style:name="T2" style:family="text">
      <style:text-properties officeooo:rsid="00135f91"/>
    </style:style>
    <style:style style:name="T3" style:family="text">
      <style:text-properties officeooo:rsid="0015de02"/>
    </style:style>
    <style:style style:name="T4" style:family="text">
      <style:text-properties officeooo:rsid="00188270"/>
    </style:style>
    <style:style style:name="T5" style:family="text">
      <style:text-properties officeooo:rsid="001bb7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5f91" style:font-weight-asian="bold" style:font-weight-complex="bold"/>
    </style:style>
    <style:style style:name="T8" style:family="text">
      <style:text-properties fo:font-weight="bold" officeooo:rsid="0021a156" style:font-weight-asian="bold" style:font-weight-complex="bold"/>
    </style:style>
    <style:style style:name="T9" style:family="text">
      <style:text-properties fo:font-weight="bold" officeooo:rsid="00222303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1a156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1f5e79"/>
    </style:style>
    <style:style style:name="T14" style:family="text">
      <style:text-properties officeooo:rsid="001ff757"/>
    </style:style>
    <style:style style:name="T15" style:family="text">
      <style:text-properties officeooo:rsid="0021a156"/>
    </style:style>
    <style:style style:name="T16" style:family="text">
      <style:text-properties officeooo:rsid="00222303"/>
    </style:style>
    <style:style style:name="T17" style:family="text">
      <style:text-properties officeooo:rsid="0010a52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22303" style:font-weight-asian="normal" style:font-weight-complex="normal"/>
    </style:style>
    <style:style style:name="T20" style:family="text">
      <style:text-properties fo:font-weight="normal" officeooo:rsid="0030019d" style:font-weight-asian="normal" style:font-weight-complex="normal"/>
    </style:style>
    <style:style style:name="T21" style:family="text">
      <style:text-properties fo:font-weight="normal" officeooo:rsid="0030ac71" style:font-weight-asian="normal" style:font-weight-complex="normal"/>
    </style:style>
    <style:style style:name="T22" style:family="text">
      <style:text-properties fo:font-weight="normal" officeooo:rsid="00346f74" style:font-weight-asian="normal" style:font-weight-complex="normal"/>
    </style:style>
    <style:style style:name="T23" style:family="text">
      <style:text-properties fo:font-weight="normal" officeooo:rsid="003345a5" style:font-weight-asian="normal" style:font-weight-complex="normal"/>
    </style:style>
    <style:style style:name="T24" style:family="text">
      <style:text-properties fo:font-weight="normal" officeooo:rsid="0034a286" style:font-weight-asian="normal" style:font-weight-complex="normal"/>
    </style:style>
    <style:style style:name="T25" style:family="text">
      <style:text-properties fo:font-weight="normal" officeooo:rsid="003364ae" style:font-weight-asian="normal" style:font-weight-complex="normal"/>
    </style:style>
    <style:style style:name="T26" style:family="text">
      <style:text-properties fo:font-weight="normal" officeooo:rsid="0030b087" style:font-weight-asian="normal" style:font-weight-complex="normal"/>
    </style:style>
    <style:style style:name="T27" style:family="text">
      <style:text-properties fo:font-weight="normal" officeooo:rsid="0033503d" style:font-weight-asian="normal" style:font-weight-complex="normal"/>
    </style:style>
    <style:style style:name="T28" style:family="text">
      <style:text-properties fo:font-weight="normal" officeooo:rsid="002cf5d5" style:font-weight-asian="normal" style:font-weight-complex="normal"/>
    </style:style>
    <style:style style:name="T29" style:family="text">
      <style:text-properties fo:font-weight="normal" officeooo:rsid="001c8906" style:font-weight-asian="normal" style:font-weight-complex="normal"/>
    </style:style>
    <style:style style:name="T30" style:family="text">
      <style:text-properties fo:font-weight="normal" officeooo:rsid="0045452f" style:font-weight-asian="normal" style:font-weight-complex="normal"/>
    </style:style>
    <style:style style:name="T31" style:family="text">
      <style:text-properties fo:font-weight="normal" officeooo:rsid="0042cbac" style:font-weight-asian="normal" style:font-weight-complex="normal"/>
    </style:style>
    <style:style style:name="T32" style:family="text">
      <style:text-properties fo:font-weight="normal" officeooo:rsid="00450afb" style:font-weight-asian="normal" style:font-weight-complex="normal"/>
    </style:style>
    <style:style style:name="T33" style:family="text">
      <style:text-properties fo:font-weight="normal" officeooo:rsid="00463aff" style:font-weight-asian="normal" style:font-weight-complex="normal"/>
    </style:style>
    <style:style style:name="T34" style:family="text">
      <style:text-properties fo:font-weight="normal" officeooo:rsid="004db07b" style:font-weight-asian="normal" style:font-weight-complex="normal"/>
    </style:style>
    <style:style style:name="T35" style:family="text">
      <style:text-properties fo:font-weight="normal" officeooo:rsid="004dde76" style:font-weight-asian="normal" style:font-weight-complex="normal"/>
    </style:style>
    <style:style style:name="T36" style:family="text">
      <style:text-properties fo:font-weight="normal" officeooo:rsid="004dec3e" style:font-weight-asian="normal" style:font-weight-complex="normal"/>
    </style:style>
    <style:style style:name="T37" style:family="text">
      <style:text-properties fo:font-weight="normal" officeooo:rsid="004e51d4" style:font-weight-asian="normal" style:font-weight-complex="normal"/>
    </style:style>
    <style:style style:name="T38" style:family="text">
      <style:text-properties officeooo:rsid="002a671e"/>
    </style:style>
    <style:style style:name="T39" style:family="text">
      <style:text-properties officeooo:rsid="002d15a8"/>
    </style:style>
    <style:style style:name="T40" style:family="text">
      <style:text-properties officeooo:rsid="001a6102"/>
    </style:style>
    <style:style style:name="T41" style:family="text">
      <style:text-properties officeooo:rsid="001c4763"/>
    </style:style>
    <style:style style:name="T42" style:family="text">
      <style:text-properties officeooo:rsid="0038f4e1"/>
    </style:style>
    <style:style style:name="T43" style:family="text">
      <style:text-properties officeooo:rsid="003ad98a"/>
    </style:style>
    <style:style style:name="T44" style:family="text">
      <style:text-properties officeooo:rsid="0013e6cc"/>
    </style:style>
    <style:style style:name="T45" style:family="text">
      <style:text-properties officeooo:rsid="001c8906"/>
    </style:style>
    <style:style style:name="T46" style:family="text">
      <style:text-properties officeooo:rsid="00152d3a"/>
    </style:style>
    <style:style style:name="T47" style:family="text">
      <style:text-properties officeooo:rsid="001a4d96"/>
    </style:style>
    <style:style style:name="T48" style:family="text">
      <style:text-properties officeooo:rsid="001f1b13"/>
    </style:style>
    <style:style style:name="T49" style:family="text">
      <style:text-properties officeooo:rsid="0020025b"/>
    </style:style>
    <style:style style:name="T50" style:family="text">
      <style:text-properties officeooo:rsid="0021a6a5"/>
    </style:style>
    <style:style style:name="T51" style:family="text">
      <style:text-properties officeooo:rsid="00263900"/>
    </style:style>
    <style:style style:name="T52" style:family="text">
      <style:text-properties officeooo:rsid="00285251"/>
    </style:style>
    <style:style style:name="T53" style:family="text">
      <style:text-properties officeooo:rsid="002eac72"/>
    </style:style>
    <style:style style:name="T5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5" style:family="text">
      <style:text-properties fo:color="#000000" fo:font-size="12pt" fo:font-weight="normal" officeooo:rsid="0031da28" style:font-size-asian="12pt" style:font-weight-asian="normal" style:font-size-complex="12pt" style:font-weight-complex="normal"/>
    </style:style>
    <style:style style:name="T56" style:family="text">
      <style:text-properties fo:color="#000000" fo:font-size="12pt" fo:font-weight="normal" officeooo:rsid="002cf5d5" style:font-size-asian="12pt" style:font-weight-asian="normal" style:font-size-complex="12pt" style:font-weight-complex="normal"/>
    </style:style>
    <style:style style:name="T57" style:family="text">
      <style:text-properties fo:color="#000000" fo:font-size="12pt" fo:font-weight="normal" officeooo:rsid="005a0d77" style:font-size-asian="12pt" style:font-weight-asian="normal" style:font-size-complex="12pt" style:font-weight-complex="normal"/>
    </style:style>
    <style:style style:name="T58" style:family="text">
      <style:text-properties fo:color="#000000" fo:font-size="12pt" fo:font-weight="normal" officeooo:rsid="005b8b5e" style:font-size-asian="12pt" style:font-weight-asian="normal" style:font-size-complex="12pt" style:font-weight-complex="normal"/>
    </style:style>
    <style:style style:name="T59" style:family="text">
      <style:text-properties officeooo:rsid="0031da28"/>
    </style:style>
    <style:style style:name="T60" style:family="text">
      <style:text-properties officeooo:rsid="003345a5"/>
    </style:style>
    <style:style style:name="T61" style:family="text">
      <style:text-properties officeooo:rsid="002cf5d5"/>
    </style:style>
    <style:style style:name="T62" style:family="text">
      <style:text-properties officeooo:rsid="0048937d"/>
    </style:style>
    <style:style style:name="T63" style:family="text">
      <style:text-properties officeooo:rsid="0055cf14"/>
    </style:style>
    <style:style style:name="T64" style:family="text">
      <style:text-properties officeooo:rsid="00371e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00"><text:span text:style-name="T1">Time Table</text:span></text:p>
      <text:p text:style-name="Standard"/>
      <text:p text:style-name="Standard"/>
      <text:p text:style-name="Standard"/>
      <text:p text:style-name="P1">Time Table is an application that helps the <text:span text:style-name="T6">student</text:span> to stay organized. <text:s/></text:p>
      <text:p text:style-name="P1">The application works on a <text:span text:style-name="T6">semester</text:span> bas<text:span text:style-name="T13">is</text:span>. <text:s/>Every <text:span text:style-name="T6">weeks</text:span> ( Monday – Saturday) </text:p>
      <text:p text:style-name="P7">looks mostly the same. </text:p>
      <text:p text:style-name="P7">The student <text:span text:style-name="T15">must be able to </text:span><text:span text:style-name="T10">register </text:span><text:span text:style-name="T11">to a </text:span><text:s/><text:span text:style-name="T8">class</text:span><text:span text:style-name="T15"> <text:s/></text:span>for the <text:s/>current semester.</text:p>
      <text:p text:style-name="P7"><text:span text:style-name="T16">The Student must be able to define</text:span> <text:span text:style-name="T6">when </text:span><text:span text:style-name="T9">and where </text:span><text:s/>the c<text:span text:style-name="T16">lass</text:span> take<text:span text:style-name="T14">s</text:span> place.</text:p>
      <text:p text:style-name="P8">A class can have a Labor assignment. When it does, the student must be able to add the Labor</text:p>
      <text:p text:style-name="P7"><text:span text:style-name="T16">assignment to that class.</text:span> <text:s/></text:p>
      <text:p text:style-name="P8">A class can have homework. When it does, the student must be able to add these<text:span text:style-name="T17"> homework </text:span>for that class.</text:p>
      <text:p text:style-name="P2">Every <text:span text:style-name="T6">Labor</text:span> and <text:span text:style-name="T6">homework</text:span> have a <text:span text:style-name="T6">deadline </text:span><text:span text:style-name="T9">so</text:span><text:span text:style-name="T19"> the student must be able set a deadline for the Labor and homework.</text:span></text:p>
      <text:p text:style-name="P3">Each Labor can be marked as <text:span text:style-name="T6">Succeed</text:span> or <text:span text:style-name="T6">failure</text:span>. <text:s/></text:p>
      <text:p text:style-name="P3">A succeed Labor is represented with a green color.</text:p>
      <text:p text:style-name="P3">A failed Labor <text:span text:style-name="T2">is </text:span>marked with a red color. In case the concerned Labor allows some other tries, <text:span text:style-name="T2">it is marked with a blue color an the </text:span><text:span text:style-name="T7">deadline</text:span><text:span text:style-name="T2"> is then updated.</text:span></text:p>
      <text:p text:style-name="P4">The same goes for <text:span text:style-name="T6">Homeworks</text:span>.</text:p>
      <text:p text:style-name="P4">As for the <text:span text:style-name="T6">exams</text:span>, the <text:span text:style-name="T6">student </text:span><text:span text:style-name="T9">must be able to</text:span> <text:span text:style-name="T6">register</text:span> <text:s/><text:span text:style-name="T16">to </text:span>an exam he want to write for the current semester. </text:p>
      <text:p text:style-name="P5">Every Exam has <text:span text:style-name="T6">conditions</text:span> that the student must fulfill if he want to take part to this exam.</text:p>
      <text:p text:style-name="P5">The student <text:span text:style-name="T16">must be able to </text:span><text:s/>mark a condition as fulfill. When All conditions are fulfilled, the concerned Exam is freed and marked as <text:span text:style-name="T6">ready</text:span>. <text:s/><text:span text:style-name="T3">When the student succeed to an exam, that Exam is represented with a green color, when not, then with the red color.</text:span></text:p>
      <text:p text:style-name="P8">The student must be able to mark an Exam as a success or as a failure.</text:p>
      <text:p text:style-name="P6">The Student can make some <text:span text:style-name="T6">notices</text:span> for an exam. <text:s/><text:span text:style-name="T4">He can unsubscribe from an Exam.</text:span></text:p>
      <text:p text:style-name="P10">If all the conditions to take part to an exam are <text:span text:style-name="T5">not </text:span>satisfied after the deadline, the student will be automatically unsuscribe<text:span text:style-name="T5">d.</text:span></text:p>
      <text:p text:style-name="P9">It should be possible for the user to have a <text:span text:style-name="T6">preview</text:span> of the current week.</text:p>
      <text:p text:style-name="P9">The user should have a <text:span text:style-name="T6">dashboard</text:span> where he can have condensed view of the week.</text:p>
      <text:p text:style-name="P11">It should be possible for the user to use a <text:span text:style-name="T6">Calender</text:span> to keep track of the semester.</text:p>
      <text:p text:style-name="P4"/>
      <text:p text:style-name="P2"/>
      <text:p text:style-name="P2"/>
      <text:p text:style-name="P9">Domain Classes <text:span text:style-name="T39">candidate</text:span> :</text:p>
      <text:p text:style-name="P9"/>
      <text:p text:style-name="P9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Student <text:span text:style-name="T38">(Actor)</text:span></text:p>
            <text:p text:style-name="P9">Semester</text:p>
            <text:p text:style-name="P9">Exam</text:p>
          </table:table-cell>
          <table:table-cell table:style-name="Table1.A1" office:value-type="string">
            <text:p text:style-name="P78">Week</text:p>
            <text:p text:style-name="P78">Class</text:p>
            <text:p text:style-name="P78">Notice</text:p>
          </table:table-cell>
          <table:table-cell table:style-name="Table1.C1" office:value-type="string">
            <text:p text:style-name="P78">Labor</text:p>
            <text:p text:style-name="P78">Homework</text:p>
            <text:p text:style-name="P78">Deadline</text:p>
          </table:table-cell>
        </table:table-row>
        <table:table-row>
          <table:table-cell table:style-name="Table1.A2" office:value-type="string">
            <text:p text:style-name="P78">Preview</text:p>
            <text:p text:style-name="P80">Success</text:p>
            <text:p text:style-name="P81">Course</text:p>
          </table:table-cell>
          <table:table-cell table:style-name="Table1.A2" office:value-type="string">
            <text:p text:style-name="P78">Dashboard</text:p>
            <text:p text:style-name="P80">Failure</text:p>
          </table:table-cell>
          <table:table-cell table:style-name="Table1.C2" office:value-type="string">
            <text:p text:style-name="P79">Calender</text:p>
            <text:p text:style-name="P80">Ready</text:p>
          </table:table-cell>
        </table:table-row>
      </table:table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44">Use Cases : </text:p>
      <text:p text:style-name="P45">Administration Use Case:</text:p>
      <text:p text:style-name="P48"/>
      <text:p text:style-name="P49">Add a Student :</text:p>
      <text:p text:style-name="P55">Basic Course :</text:p>
      <text:p text:style-name="P65">The User adds a new Student. He gives the Student a name , he set the faculty. The System </text:p>
      <text:p text:style-name="P65">then checks whether there is already a Student with given name. The System adds the Student and set a new ID to the student.</text:p>
      <text:p text:style-name="P65"/>
      <text:p text:style-name="P55">Alternate Course:</text:p>
      <text:list xml:id="list7135125290159175054" text:style-name="L1">
        <text:list-item>
          <text:p text:style-name="P82"><text:span text:style-name="T40">There is already a Student with that name.</text:span> The System tell<text:span text:style-name="T40">s</text:span> the User what is wrong and wait for another request.</text:p>
        </text:list-item>
        <text:list-item>
          <text:p text:style-name="P83"><text:span text:style-name="T41">The n</text:span>ame <text:s/>and <text:s/>/ <text:span text:style-name="T41">or the</text:span> faculty <text:span text:style-name="T41">is empty</text:span>. <text:span text:style-name="T41">The System tells the user what is wrong and wait for the next request.</text:span></text:p>
        </text:list-item>
      </text:list>
      <text:p text:style-name="P66"/>
      <text:p text:style-name="P50">Add a Course:</text:p>
      <text:p text:style-name="P66"/>
      <text:p text:style-name="P56">Basic Course:</text:p>
      <text:p text:style-name="P66">The User tells the System he wants to add a new course. <text:s/>The System asks then after the course's name. <text:s/>The User enter the name.</text:p>
      <text:p text:style-name="P66">The System asks then if the course will have Homework.</text:p>
      <text:p text:style-name="P66">The User answer with Yes or No</text:p>
      <text:p text:style-name="P66">The System then asks if the course will have Labor work.</text:p>
      <text:p text:style-name="P66">The User answer with Yes or No.</text:p>
      <text:p text:style-name="P67">The System asks then the type of requirements the course has to be able</text:p>
      <text:p text:style-name="P67">to take part to the Exam <text:span text:style-name="T42">and displays a list of Requirements</text:span></text:p>
      <text:p text:style-name="P67">The User choose a <text:span text:style-name="T43">R</text:span>equirement type and validate his choice.</text:p>
      <text:p text:style-name="P67">The System creates the new course and wait for the next request.</text:p>
      <text:p text:style-name="P66"/>
      <text:p text:style-name="P57">Alternate Course:</text:p>
      <text:list xml:id="list4845005771417240249" text:style-name="L2">
        <text:list-item>
          <text:p text:style-name="P84"><text:s/>The User enter <text:span text:style-name="T44">an empty</text:span> name. <text:s/><text:span text:style-name="T45">The System displays an error message <text:s/>and wait for the next requests.</text:span></text:p>
        </text:list-item>
        <text:list-item>
          <text:p text:style-name="P84"><text:s/>The User enter <text:span text:style-name="T44">a</text:span> name <text:span text:style-name="T46">of a course already present.</text:span></text:p>
          <text:p text:style-name="P85"><text:span text:style-name="T45">The System </text:span>displays an error message <text:span text:style-name="T45"><text:s/>and wait for the next requests.</text:span></text:p>
        </text:list-item>
      </text:list>
      <text:p text:style-name="P69"/>
      <text:p text:style-name="P69"/>
      <text:p text:style-name="P66"/>
      <text:p text:style-name="P51">Add Homework:</text:p>
      <text:p text:style-name="P70"/>
      <text:p text:style-name="P58">Basic Course:</text:p>
      <text:p text:style-name="P70">The User tells the System he wants to adds a homework.</text:p>
      <text:p text:style-name="P70">The System shows the User a list of Courses and asks him to choose a course into</text:p>
      <text:p text:style-name="P70">which he wants to add the homework <text:span text:style-name="T47">with the possibility to cancel the action.</text:span></text:p>
      <text:p text:style-name="P71">The User chooses a Course. <text:span text:style-name="T45">The System then asks the user <text:s/>to set the deadline for this homework.</text:span></text:p>
      <text:p text:style-name="P72">The System then adds the Homework to the database. When a new Homework is added, it is marked as undone <text:s/>and unsuccessful.</text:p>
      <text:p text:style-name="P72"/>
      <text:p text:style-name="P59">Alternate Course:</text:p>
      <text:list xml:id="list6786290645882510251" text:style-name="L3">
        <text:list-item>
          <text:p text:style-name="P87"><text:soft-page-break/>The user cancel the action. The System then stops and wait for the next requests.</text:p>
        </text:list-item>
        <text:list-item>
          <text:p text:style-name="P89">The user choose a date already defined for this course. <text:span text:style-name="T45">The System displays an error message <text:s/>and wait for the next requests.</text:span></text:p>
        </text:list-item>
      </text:list>
      <text:p text:style-name="P51"/>
      <text:p text:style-name="P51"/>
      <text:p text:style-name="P51">Add <text:span text:style-name="T48">Labor</text:span>:</text:p>
      <text:p text:style-name="P70"/>
      <text:p text:style-name="P58">Basic Course:</text:p>
      <text:p text:style-name="P70">The User tells the System he wants to adds a <text:span text:style-name="T48">labor</text:span></text:p>
      <text:p text:style-name="P70">The System shows the User a list of Courses and asks him to choose a course into</text:p>
      <text:p text:style-name="P70">which he wants to add the <text:span text:style-name="T48">labor</text:span> <text:span text:style-name="T47">with the possibility to cancel the action.</text:span></text:p>
      <text:p text:style-name="P71">The User chooses a Course. <text:span text:style-name="T45">The System then asks the user <text:s/>to set the deadline for this labor.</text:span></text:p>
      <text:p text:style-name="P72">The System then adds the <text:span text:style-name="T49">labor</text:span> to the database. When a new <text:span text:style-name="T49">labor</text:span> is added, it is marked as undone <text:s/>and unsuccessful.</text:p>
      <text:p text:style-name="P72"/>
      <text:p text:style-name="P59">Alternate Course:</text:p>
      <text:list xml:id="list142334353842939" text:continue-numbering="true" text:style-name="L3">
        <text:list-item>
          <text:p text:style-name="P87">The user cancel the action. The System then stops and wait for the next requests.</text:p>
        </text:list-item>
        <text:list-item>
          <text:p text:style-name="P89">The user choose a date already defined for this course. <text:span text:style-name="T45">The System displays an error message <text:s/>and wait for the next requests.</text:span></text:p>
        </text:list-item>
      </text:list>
      <text:p text:style-name="P73"/>
      <text:p text:style-name="P72"/>
      <text:p text:style-name="P71"/>
      <text:p text:style-name="P52">Add Exam :</text:p>
      <text:p text:style-name="P60">Basic Course :</text:p>
      <text:p text:style-name="P70">The User tells the System he wants to adds a<text:span text:style-name="T50">n Exam .</text:span>The System shows the User a list of Courses and asks him to choose a course into</text:p>
      <text:p text:style-name="P70">which he wants to add the <text:span text:style-name="T50">Exam</text:span> <text:span text:style-name="T47">with the possibility to cancel the action.</text:span></text:p>
      <text:p text:style-name="P71">The User chooses a Course. <text:span text:style-name="T45">The System then asks the user <text:s/>if he wants to set the deadline for this Exam. The User accepts and set the Date.</text:span></text:p>
      <text:p text:style-name="P68">The System displays a list of Requirements and asks the user to set the Requirement for this Exam.</text:p>
      <text:p text:style-name="P72">The System then adds the <text:span text:style-name="T50">Exam</text:span> to the database. When a new <text:span text:style-name="T50">Exam</text:span> is added, it is marked as undone <text:s/>and unsuccessful.</text:p>
      <text:p text:style-name="P72"/>
      <text:p text:style-name="P72"/>
      <text:p text:style-name="P72"/>
      <text:p text:style-name="P72"/>
      <text:p text:style-name="P61">Alternate Course:</text:p>
      <text:list xml:id="list4478494148083216192" text:style-name="L4">
        <text:list-item>
          <text:p text:style-name="P88">The user cancel the action. The System then stops and wait for the next requests.</text:p>
        </text:list-item>
        <text:list-item>
          <text:p text:style-name="P86">The user chooses a Course whose the Exam has already been set. <text:span text:style-name="T45">The System </text:span>displays an error message <text:span text:style-name="T45"><text:s/>and wait for the next requests.</text:span></text:p>
        </text:list-item>
      </text:list>
      <text:p text:style-name="P68"/>
      <text:p text:style-name="P53">Add Lecture :</text:p>
      <text:p text:style-name="P74"/>
      <text:p text:style-name="P62">Basic Course :</text:p>
      <text:p text:style-name="P70">The User tells the System he wants to adds a <text:span text:style-name="T51">Lecture. </text:span>The System shows the User a list of Courses and asks him to choose a course into</text:p>
      <text:p text:style-name="P70">which he wants to add the <text:span text:style-name="T51">Lecture</text:span> <text:span text:style-name="T47">with the possibility to cancel the action.</text:span></text:p>
      <text:p text:style-name="P75">The User then adds the Lecture's Title <text:span text:style-name="T52">and the System saves the Lecture into the database.</text:span></text:p>
      <text:p text:style-name="P75"/>
      <text:p text:style-name="P63">Alternate Course :</text:p>
      <text:p text:style-name="P76"/>
      <text:list xml:id="list6245026645793046471" text:style-name="L5">
        <text:list-item>
          <text:p text:style-name="P90">The user cancel the action . The System <text:s/>wait then for others requests.</text:p>
        </text:list-item>
        <text:list-item>
          <text:p text:style-name="P90"><text:soft-page-break/>The user enters an empty Title. <text:span text:style-name="T45">The System displays an error message <text:s/>and wait for the next requests.</text:span></text:p>
        </text:list-item>
      </text:list>
      <text:p text:style-name="P70"/>
      <text:p text:style-name="P54">Reset :</text:p>
      <text:p text:style-name="P64">Basic Course :</text:p>
      <text:p text:style-name="P77"><text:s/>The user chooses to delete everything that was saved and start new. The System then asks for confirmation before reseting.</text:p>
      <text:p text:style-name="P77"/>
      <text:p text:style-name="P77"><text:span text:style-name="T12">Alternate Course :</text:span><text:span text:style-name="T6"> </text:span>The user chooses to cancel . <text:s/>The System does nothing and wait for another request.</text:p>
      <text:p text:style-name="P77"/>
      <text:p text:style-name="P103">Add a New Session</text:p>
      <text:p text:style-name="P102">After a given cycle a new Session is automatically created.</text:p>
      <text:p text:style-name="P102">The User can <text:s/>freely add a new Session. </text:p>
      <text:p text:style-name="P77"/>
      <text:p text:style-name="P77"/>
      <text:p text:style-name="P46">Checking Use <text:s/>Case</text:p>
      <text:p text:style-name="P46"/>
      <text:p text:style-name="P25">Check The Labor / <text:span text:style-name="T53">Homework / Exam / Course </text:span>State : </text:p>
      <text:p text:style-name="P37">Basic Course : </text:p>
      <text:p text:style-name="P12">The User <text:s/>asks the State the labor of a course : The System <text:s/>displays a list of Course to choose from.</text:p>
      <text:p text:style-name="P25"><text:span text:style-name="T18">The user chooses a course and then the System print an overview <text:s/>of the labor / </text:span><text:span text:style-name="T20">homework / Exam / Course </text:span><text:span text:style-name="T18"><text:s/>from that course.</text:span></text:p>
      <text:p text:style-name="P41"/>
      <text:p text:style-name="P37">Alternate : </text:p>
      <text:p text:style-name="P25"><text:span text:style-name="T18">The User cancel</text:span><text:span text:style-name="T21">s</text:span><text:span text:style-name="T18"> the action. The System does nothing and wait for the next requests.</text:span></text:p>
      <text:p text:style-name="P12"/>
      <text:p text:style-name="P12"/>
      <text:p text:style-name="P12"/>
      <text:p text:style-name="P47">General Use Case :</text:p>
      <text:p text:style-name="P26"/>
      <text:p text:style-name="P26">Get The list of Course :</text:p>
      <text:p text:style-name="P38">Basic Course : </text:p>
      <text:p text:style-name="P27"><text:span text:style-name="T18">The user asks to the System the list of Course . The System <text:s/>then repl</text:span><text:span text:style-name="T22">ies</text:span><text:span text:style-name="T18"> with list of saved Courses.</text:span></text:p>
      <text:p text:style-name="P13"/>
      <text:p text:style-name="P39">Alternate Course : </text:p>
      <text:list xml:id="list213048571595040543" text:style-name="L6">
        <text:list-item>
          <text:p text:style-name="P91"><text:span text:style-name="T55">The User cancels the action. </text:span><text:span text:style-name="T56">The System does nothing and wait for the next requests.</text:span></text:p>
        </text:list-item>
      </text:list>
      <text:p text:style-name="P12"/>
      <text:p text:style-name="P12"/>
      <text:p text:style-name="P12"/>
      <text:p text:style-name="P26">Get The list of <text:span text:style-name="T59">Labor / Homework / Exam / Lecture</text:span> :</text:p>
      <text:p text:style-name="P38">Basic Course : </text:p>
      <text:p text:style-name="P27"><text:span text:style-name="T18">The user asks to the System the list of Labor / </text:span><text:span text:style-name="T23">Homework / Exam / </text:span><text:span text:style-name="T24">Lecture</text:span><text:span text:style-name="T18">. The System <text:s/>then displays a list of saved Courses</text:span></text:p>
      <text:p text:style-name="P27"><text:span text:style-name="T18">and asks the user to choose the Course for which he want the <text:s/>list of Labor / </text:span><text:span text:style-name="T23">Homework / Exam / </text:span><text:span text:style-name="T24">Lecture</text:span><text:span text:style-name="T23">. </text:span></text:p>
      <text:p text:style-name="P27"><text:span text:style-name="T25">The System then replies with the list of </text:span><text:span text:style-name="T18">Labor / </text:span><text:span text:style-name="T23">Homework / Exam / </text:span><text:span text:style-name="T24">Lecture</text:span><text:span text:style-name="T26">.</text:span></text:p>
      <text:p text:style-name="P13"/>
      <text:p text:style-name="P39">Alternate Course : </text:p>
      <text:list xml:id="list142334989455719" text:continue-numbering="true" text:style-name="L6">
        <text:list-item>
          <text:p text:style-name="P91"><text:span text:style-name="T55">The User cancels the action. </text:span><text:span text:style-name="T56">The System does nothing and wait for the next requests.</text:span></text:p>
        </text:list-item>
      </text:list>
      <text:p text:style-name="P12"/>
      <text:p text:style-name="P12"><text:soft-page-break/></text:p>
      <text:p text:style-name="P26">Get The list of <text:span text:style-name="T60">successful Labor / Homework / Exam </text:span><text:s/>:</text:p>
      <text:p text:style-name="P38">Basic Course : </text:p>
      <text:p text:style-name="P27"><text:span text:style-name="T18">The user asks to the System the list of Labor / </text:span><text:span text:style-name="T23">Homework / Exam </text:span><text:span text:style-name="T18">. The System <text:s/>then displays a list of saved Courses</text:span></text:p>
      <text:p text:style-name="P27"><text:span text:style-name="T18">and asks the user to choose the Course for which he want the <text:s/>list of <text:s/></text:span><text:span text:style-name="T27">successful </text:span><text:span text:style-name="T18">Labor / </text:span><text:span text:style-name="T23">Homework / Exam. </text:span><text:span text:style-name="T25">The System then replies with the list of successful </text:span><text:span text:style-name="T18">Labor / </text:span><text:span text:style-name="T23">Homework / Exam </text:span><text:span text:style-name="T26">.</text:span></text:p>
      <text:p text:style-name="P13"/>
      <text:p text:style-name="P39">Alternate Course : </text:p>
      <text:list xml:id="list142334873995536" text:continue-numbering="true" text:style-name="L6">
        <text:list-item>
          <text:p text:style-name="P93"><text:span text:style-name="T18">The User cancels the action. </text:span><text:span text:style-name="T28">The System does nothing and wait for the next requests.</text:span></text:p>
        </text:list-item>
      </text:list>
      <text:p text:style-name="P12"/>
      <text:p text:style-name="P12"/>
      <text:p text:style-name="P28"><text:span text:style-name="T61">G</text:span>et Student Name / Faculty :</text:p>
      <text:p text:style-name="P14"/>
      <text:p text:style-name="P28"><text:span text:style-name="T10">Basic Case :</text:span><text:span text:style-name="T18"> </text:span></text:p>
      <text:p text:style-name="P14">The User asks the Student's Name / Faculty <text:s/>to the System. The <text:s/>System then replies with the Student's Name / Faculty.</text:p>
      <text:p text:style-name="P14"/>
      <text:p text:style-name="P40">Alternate Course :</text:p>
      <text:p text:style-name="P28"><text:span text:style-name="T18">There is no registered Student : <text:s/></text:span><text:span text:style-name="T29">The System displays an error message <text:s/>and wait for the next requests.</text:span></text:p>
      <text:p text:style-name="P15"/>
      <text:p text:style-name="P15"/>
      <text:p text:style-name="P42"><text:span text:style-name="T45">A</text:span>dministrative Use Cases:</text:p>
      <text:p text:style-name="P16"/>
      <text:p text:style-name="P16"/>
      <text:p text:style-name="P29">Template : </text:p>
      <text:p text:style-name="P29">Add Item <text:s/>(Course, Lecture, Labor, Homework, Exam, Student, <text:span text:style-name="T64">Notice</text:span>):</text:p>
      <text:p text:style-name="P17"/>
      <text:p text:style-name="P29">Basic Course :<text:span text:style-name="T18"> </text:span></text:p>
      <text:p text:style-name="P29"><text:span text:style-name="T18">The user tell</text:span><text:span text:style-name="T30">s</text:span><text:span text:style-name="T18"> the Shell he wants to add <text:s/>a new Item. </text:span><text:span text:style-name="T31">The Shell then checks the command and if the command is valid , the Shell then displays a List of possible Item to add and waits for the user to make a choice.</text:span></text:p>
      <text:p text:style-name="P30"><text:span text:style-name="T18">The user make</text:span><text:span text:style-name="T32">s</text:span><text:span text:style-name="T18"> a choice and the Shell checks if the user has made a valid choice. </text:span><text:span text:style-name="T33">If the choice is valid the Shell sends the user choice to a CommandExecuter which is responsible for that Action.</text:span></text:p>
      <text:p text:style-name="P17"/>
      <text:p text:style-name="P29">Alternate Course :</text:p>
      <text:list xml:id="list5484053055636143119" text:style-name="L7">
        <text:list-item>
          <text:p text:style-name="P94">The user made no valid command . The Shell displays an <text:span text:style-name="T62">Error Message and then waits for the next Action. </text:span></text:p>
        </text:list-item>
        <text:list-item>
          <text:p text:style-name="P95">The User cancel the Action. <text:s/>The Shell then waits for the next Action</text:p>
        </text:list-item>
        <text:list-item>
          <text:p text:style-name="P96">The User entered Item that is already in the Database.</text:p>
        </text:list-item>
      </text:list>
      <text:p text:style-name="P18"/>
      <text:p text:style-name="P18"/>
      <text:p text:style-name="P31">Remove Item </text:p>
      <text:p text:style-name="P19"/>
      <text:p text:style-name="P29">Basic Course :<text:span text:style-name="T18"> The user tell</text:span><text:span text:style-name="T30">s</text:span><text:span text:style-name="T18"> the Shell he wants to <text:s/>a</text:span><text:span text:style-name="T34">n Item</text:span><text:span text:style-name="T18">. </text:span><text:span text:style-name="T31">The Shell then checks the command and if the command is valid , the Shell </text:span><text:span text:style-name="T35">then transmits the Action to ActionManager </text:span><text:span text:style-name="T36">which then proce</text:span><text:span text:style-name="T37">sses the Command.</text:span></text:p>
      <text:p text:style-name="P20"/>
      <text:p text:style-name="P29">Alternate Course :</text:p>
      <text:list xml:id="list142334654745496" text:continue-numbering="true" text:style-name="L7">
        <text:list-item>
          <text:p text:style-name="P94">The user made no valid command . The Shell displays an <text:span text:style-name="T62">Error Message and then waits for the next Action. </text:span></text:p>
          <text:p text:style-name="P96"><text:soft-page-break/></text:p>
        </text:list-item>
      </text:list>
      <text:p text:style-name="P16"/>
      <text:p text:style-name="P16"/>
      <text:p text:style-name="P16"/>
      <text:p text:style-name="P16"/>
      <text:p text:style-name="P32">Reset :</text:p>
      <text:p text:style-name="P32"/>
      <text:p text:style-name="P33">Basic Course :</text:p>
      <text:p text:style-name="P21">The user <text:s/>tells the Shell he want to reset everything. The Shell then checks if the command is valid.</text:p>
      <text:p text:style-name="P21">If yes then it send the Action to the ActionManager</text:p>
      <text:p text:style-name="P21"/>
      <text:p text:style-name="P22"><text:span text:style-name="T6">Alternate Course : </text:span><text:s/>The user cancels the Action. The Shell then wait for another Action.</text:p>
      <text:p text:style-name="P22"/>
      <text:p text:style-name="P22"/>
      <text:p text:style-name="P22"/>
      <text:p text:style-name="P43">Checking Use Case</text:p>
      <text:p text:style-name="P34"/>
      <text:p text:style-name="P34"/>
      <text:p text:style-name="P35">Check an Item's State: </text:p>
      <text:p text:style-name="P23"><text:span text:style-name="T6">Basic Course : </text:span><text:s/></text:p>
      <text:p text:style-name="P24">The User <text:s/><text:span text:style-name="T63">asks the State of an Item <text:s/>to the Shell. The Shell asks the CommandValidator if the command is valid. If the command is valid, the the Shell asks the StateOverview to processes the Action.</text:span></text:p>
      <text:p text:style-name="P24"/>
      <text:p text:style-name="P36">Alternate Course : </text:p>
      <text:list xml:id="list2404939878592433141" text:style-name="L8">
        <text:list-item>
          <text:p text:style-name="P92"><text:span text:style-name="T57">The user cancels the Action. </text:span><text:span text:style-name="T58">The Shell Wait for the next Action</text:span></text:p>
        </text:list-item>
        <text:list-item>
          <text:p text:style-name="P99"><text:span text:style-name="T58">T</text:span><text:span text:style-name="T54">he User entered a invalid command. The Shell displays an Error Message and waits for the next Action </text:span></text:p>
        </text:list-item>
      </text:list>
      <text:p text:style-name="P97"/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21:20:09.405532734</meta:creation-date>
    <dc:date>2015-11-03T14:23:33.527702394</dc:date>
    <meta:editing-duration>PT6H15M7S</meta:editing-duration>
    <meta:editing-cycles>37</meta:editing-cycles>
    <meta:generator>LibreOffice/4.4.2.2$Linux_X86_64 LibreOffice_project/40m0$Build-2</meta:generator>
    <meta:document-statistic meta:table-count="1" meta:image-count="0" meta:object-count="0" meta:page-count="6" meta:paragraph-count="167" meta:word-count="1939" meta:character-count="10158" meta:non-whitespace-character-count="8318"/>
  </office:meta>
</office:document-meta>
</file>